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198in"/>
      <style:text-properties fo:color="#000000" fo:background-color="#ffffff"/>
    </style:style>
    <style:style style:name="P3" style:family="paragraph" style:parent-style-name="Standard">
      <style:paragraph-properties style:line-height-at-least="0.198in"/>
      <style:text-properties fo:color="#a31515" style:font-name="Consolas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a31515" fo:background-color="#ffffff"/>
    </style:style>
    <style:style style:name="P5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f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Text_20_body">
      <style:text-properties fo:font-size="12pt" fo:font-weight="bold" officeooo:rsid="00df52ad" officeooo:paragraph-rsid="00df52ad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bold" officeooo:rsid="00df8849" officeooo:paragraph-rsid="00df8849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size="12pt" fo:font-weight="bold" officeooo:rsid="00e0cc48" officeooo:paragraph-rsid="00e0cc48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a31515" style:font-name="Liberation Serif" fo:font-size="10.5pt" fo:font-weight="normal" officeooo:rsid="00df52ad" officeooo:paragraph-rsid="00df52ad" fo:background-color="#ffffff" style:font-size-asian="12pt" style:font-weight-asian="bold" style:font-name-complex="Arial Narrow" style:font-size-complex="12pt" style:font-weight-complex="bold"/>
    </style:style>
    <style:style style:name="P11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f"/>
    </style:style>
    <style:style style:name="P12" style:family="paragraph" style:parent-style-name="Text_20_body">
      <style:text-properties style:font-name="Liberation Serif" fo:font-size="12pt" fo:font-weight="bold" officeooo:rsid="00df52ad" officeooo:paragraph-rsid="00df52ad" style:font-size-asian="12pt" style:font-weight-asian="bold" style:font-name-complex="Arial Narrow" style:font-size-complex="12pt" style:font-weight-complex="bold"/>
    </style:style>
    <style:style style:name="P13" style:family="paragraph" style:parent-style-name="Text_20_body">
      <style:text-properties style:font-name="Liberation Serif" fo:font-size="12pt" fo:font-weight="bold" officeooo:rsid="00df8849" officeooo:paragraph-rsid="00df8849" style:font-size-asian="12pt" style:font-weight-asian="bold" style:font-name-complex="Arial Narrow" style:font-size-complex="12pt" style:font-weight-complex="bold"/>
    </style:style>
    <style:style style:name="P14" style:family="paragraph" style:parent-style-name="Text_20_body">
      <style:text-properties style:font-name="Liberation Serif" fo:font-size="12pt" fo:font-weight="normal" officeooo:rsid="00e0cc48" officeooo:paragraph-rsid="00e0cc48" style:font-size-asian="12pt" style:font-weight-asian="normal" style:font-name-complex="Arial Narrow" style:font-size-complex="12pt" style:font-weight-complex="normal"/>
    </style:style>
    <style:style style:name="P15" style:family="paragraph" style:parent-style-name="Text_20_body">
      <style:text-properties style:font-name="Liberation Serif" fo:font-size="12pt" fo:font-weight="normal" officeooo:rsid="00e58530" officeooo:paragraph-rsid="00e58530" style:font-size-asian="12pt" style:font-weight-asian="normal" style:font-name-complex="Arial Narrow" style:font-size-complex="12pt" style:font-weight-complex="normal"/>
    </style:style>
    <style:style style:name="P16" style:family="paragraph" style:parent-style-name="Text_20_body">
      <style:text-properties style:font-name="Liberation Serif" fo:font-size="12pt" fo:font-weight="normal" officeooo:rsid="00e58530" officeooo:paragraph-rsid="00ef6915" style:font-size-asian="12pt" style:font-weight-asian="normal" style:font-name-complex="Arial Narrow" style:font-size-complex="12pt" style:font-weight-complex="normal"/>
    </style:style>
    <style:style style:name="P17" style:family="paragraph" style:parent-style-name="Text_20_body">
      <style:text-properties officeooo:paragraph-rsid="00e0cc48"/>
    </style:style>
    <style:style style:name="P18" style:family="paragraph" style:parent-style-name="Header">
      <style:text-properties officeooo:paragraph-rsid="0008613c"/>
    </style:style>
    <style:style style:name="T1" style:family="text">
      <style:text-properties officeooo:rsid="00de0824"/>
    </style:style>
    <style:style style:name="T2" style:family="text">
      <style:text-properties officeooo:rsid="001ddec0"/>
    </style:style>
    <style:style style:name="T3" style:family="text">
      <style:text-properties style:font-name="Liberation Serif" style:font-name-complex="Arial Narrow"/>
    </style:style>
    <style:style style:name="T4" style:family="text">
      <style:text-properties style:font-name="Liberation Serif" officeooo:rsid="00d50158" style:font-name-complex="Arial Narrow"/>
    </style:style>
    <style:style style:name="T5" style:family="text">
      <style:text-properties style:font-name="Liberation Serif" officeooo:rsid="00e164b1" style:font-name-complex="Arial Narrow"/>
    </style:style>
    <style:style style:name="T6" style:family="text">
      <style:text-properties style:font-name="Liberation Serif" officeooo:rsid="00e2dedb" style:font-name-complex="Arial Narrow"/>
    </style:style>
    <style:style style:name="T7" style:family="text">
      <style:text-properties style:font-name="Liberation Serif" fo:font-size="12pt" fo:font-weight="normal" officeooo:rsid="00e0cc48" style:font-size-asian="12pt" style:font-weight-asian="normal" style:font-name-complex="Arial Narrow" style:font-size-complex="12pt" style:font-weight-complex="normal"/>
    </style:style>
    <style:style style:name="T8" style:family="text">
      <style:text-properties style:font-name="Liberation Serif" fo:font-size="12pt" fo:font-weight="normal" officeooo:rsid="00ef6915" style:font-size-asian="12pt" style:font-weight-asian="normal" style:font-name-complex="Arial Narrow" style:font-size-complex="12pt" style:font-weight-complex="normal"/>
    </style:style>
    <style:style style:name="T9" style:family="text">
      <style:text-properties fo:color="#0000ff"/>
    </style:style>
    <style:style style:name="T10" style:family="text">
      <style:text-properties fo:color="#0000ff" style:font-name="Consolas" fo:font-size="10.5pt" fo:font-weight="normal"/>
    </style:style>
    <style:style style:name="T11" style:family="text">
      <style:text-properties fo:color="#a31515"/>
    </style:style>
    <style:style style:name="T12" style:family="text">
      <style:text-properties fo:color="#a31515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style:font-name="Consolas" fo:font-size="10.5pt" fo:font-weight="normal" officeooo:rsid="00e799ed"/>
    </style:style>
    <style:style style:name="T15" style:family="text">
      <style:text-properties fo:color="#008000"/>
    </style:style>
    <style:style style:name="T16" style:family="text">
      <style:text-properties fo:color="#008000" style:font-name="Consolas" fo:font-size="10.5pt" fo:font-weight="normal"/>
    </style:style>
    <style:style style:name="T17" style:family="text">
      <style:text-properties fo:color="#09885a"/>
    </style:style>
    <style:style style:name="T18" style:family="text">
      <style:text-properties fo:color="#09885a" style:font-name="Consolas" fo:font-size="10.5pt" fo:font-weight="normal"/>
    </style:style>
    <style:style style:name="T19" style:family="text">
      <style:text-properties fo:color="#cd3131" style:font-name="Consolas" fo:font-size="10.5pt" fo:font-weight="normal"/>
    </style:style>
    <style:style style:name="T20" style:family="text">
      <style:text-properties officeooo:rsid="00edb19b"/>
    </style:style>
    <style:style style:name="T21" style:family="text">
      <style:text-properties officeooo:rsid="0008613c"/>
    </style:style>
    <style:style style:name="T22" style:family="text">
      <style:text-properties officeooo:rsid="00ef69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1</text:span><text:span text:style-name="T3">) </text:span><text:span text:style-name="T6">Handin 1: </text:span><text:span text:style-name="T3">Source code</text:span></text:p>
      <text:p text:style-name="P10">"""</text:p>
      <text:p text:style-name="P3">CSC 148, Fall 2019, Homework 4</text:p>
      <text:p text:style-name="P6"/>
      <text:p text:style-name="P3">Modeling part of a simple inventory system.</text:p>
      <text:p text:style-name="P3">using Home Depot as an example, where HD = Home Depot.</text:p>
      <text:p text:style-name="P6"/>
      <text:p text:style-name="P4"><text:span text:style-name="T13">1 t.u. = 1 hou</text:span><text:span text:style-name="T14">r</text:span></text:p>
      <text:p text:style-name="P3">"""</text:p>
      <text:p text:style-name="P6"/>
      <text:p text:style-name="P5"># if needed, install python3-pip</text:p>
      <text:p text:style-name="P5"># then run the following to install</text:p>
      <text:p text:style-name="P5"># the following:</text:p>
      <text:p text:style-name="P5"># $ sudo pip3 install numpy simpy</text:p>
      <text:p text:style-name="P1"><text:span text:style-name="T9">import</text:span> numpy <text:span text:style-name="T9">as</text:span> np</text:p>
      <text:p text:style-name="P1"><text:span text:style-name="T9">import</text:span> simpy</text:p>
      <text:p text:style-name="P1"><text:span text:style-name="T9">import</text:span> pdb</text:p>
      <text:p text:style-name="P6"/>
      <text:p text:style-name="P5">#myDogHasFleas = simpy.Environment()</text:p>
      <text:p text:style-name="P1">env = simpy.Environment() <text:span text:style-name="T15"># set to simpy Environment class instance</text:span></text:p>
      <text:p text:style-name="P6"/>
      <text:p text:style-name="P5"># set our seed</text:p>
      <text:p text:style-name="P1">envSeed = <text:span text:style-name="T17">420691</text:span></text:p>
      <text:p text:style-name="P5">#envSeed = 698897</text:p>
      <text:p text:style-name="P1">np.random.seed( envSeed )</text:p>
      <text:p text:style-name="P6"/>
      <text:p text:style-name="P1"><text:span text:style-name="T9">class</text:span> Warehouse:</text:p>
      <text:p text:style-name="P2">    <text:span text:style-name="T12">""" Roofing materials Warehouse operations,</text:span></text:p>
      <text:p text:style-name="P4">        <text:span text:style-name="T13">We will, presumably, restock Home Depots</text:span></text:p>
      <text:p text:style-name="P4">        <text:span text:style-name="T13">when asked to do so.</text:span></text:p>
      <text:p text:style-name="P4">    <text:span text:style-name="T13">"""</text:span></text:p>
      <text:p text:style-name="P6"/>
      <text:p text:style-name="P2">    <text:span text:style-name="T10">def</text:span><text:span text:style-name="T13"> __init__( self, env, warehouseName ):</text:span></text:p>
      <text:p text:style-name="P2">        <text:span text:style-name="T10">self</text:span><text:span text:style-name="T13">.env = env</text:span></text:p>
      <text:p text:style-name="P2">        <text:span text:style-name="T10">self</text:span><text:span text:style-name="T13">.warehouseName = warehouseName</text:span></text:p>
      <text:p text:style-name="P2">        <text:span text:style-name="T16">#pdb.set_trace()</text:span></text:p>
      <text:p text:style-name="P2">        <text:span text:style-name="T10">self</text:span><text:span text:style-name="T13">.numberOfHD = </text:span><text:span text:style-name="T18">3</text:span></text:p>
      <text:p text:style-name="P2">        <text:span text:style-name="T13">print( </text:span><text:span text:style-name="T12">"Running class Warehouse __init__ fcn at time"</text:span><text:span text:style-name="T13">, </text:span><text:span text:style-name="T10">self</text:span><text:span text:style-name="T13">.env.now,</text:span></text:p>
      <text:p text:style-name="P2">                <text:span text:style-name="T12">"for Warehouse"</text:span><text:span text:style-name="T13">, warehouseName,</text:span></text:p>
      <text:p text:style-name="P2">                <text:span text:style-name="T12">"// Numpy seed is"</text:span><text:span text:style-name="T13">, envSeed )</text:span></text:p>
      <text:p text:style-name="P6"/>
      <text:p text:style-name="P1"><text:span text:style-name="T9">class</text:span> HD:</text:p>
      <text:p text:style-name="P2">    <text:span text:style-name="T12">""" Home Depots paired with Warehouse</text:span></text:p>
      <text:p text:style-name="P4"><text:soft-page-break/>        <text:span text:style-name="T13">Pass in: environment, Home Depot ID number,</text:span></text:p>
      <text:p text:style-name="P4">        <text:span text:style-name="T13">and inventory_count of a particular item.</text:span></text:p>
      <text:p text:style-name="P4">        <text:span text:style-name="T13">and RP (reorderpoint).</text:span></text:p>
      <text:p text:style-name="P4">    <text:span text:style-name="T13">"""</text:span></text:p>
      <text:p text:style-name="P2">    <text:span text:style-name="T10">def</text:span><text:span text:style-name="T13"> __init__( self, env, HDID, inventory_count, RP ):</text:span></text:p>
      <text:p text:style-name="P2">        <text:span text:style-name="T10">self</text:span><text:span text:style-name="T13">.env = env</text:span></text:p>
      <text:p text:style-name="P2">        <text:span text:style-name="T10">self</text:span><text:span text:style-name="T13">.HDID = HDID</text:span></text:p>
      <text:p text:style-name="P2">        <text:span text:style-name="T10">self</text:span><text:span text:style-name="T13">.inventory_count = inventory_count</text:span></text:p>
      <text:p text:style-name="P2">        <text:span text:style-name="T10">self</text:span><text:span text:style-name="T13">.RP = RP</text:span></text:p>
      <text:p text:style-name="P2">        <text:span text:style-name="T10">self</text:span><text:span text:style-name="T13">.rpReached = </text:span><text:span text:style-name="T10">False</text:span></text:p>
      <text:p text:style-name="P2">        <text:span text:style-name="T16">#pdb.set_trace()</text:span></text:p>
      <text:p text:style-name="P2">        <text:span text:style-name="T13">print( </text:span><text:span text:style-name="T12">"Running class HD"</text:span><text:span text:style-name="T13">, </text:span><text:span text:style-name="T10">self</text:span><text:span text:style-name="T13">.HDID, </text:span><text:span text:style-name="T12">"__init__ fcn at time"</text:span><text:span text:style-name="T13">, </text:span><text:span text:style-name="T10">self</text:span><text:span text:style-name="T13">.env.now,</text:span></text:p>
      <text:p text:style-name="P2">                <text:span text:style-name="T12">"Setting inventory to"</text:span><text:span text:style-name="T13">, </text:span><text:span text:style-name="T10">self</text:span><text:span text:style-name="T13">.inventory_count, </text:span></text:p>
      <text:p text:style-name="P2">                <text:span text:style-name="T12">"and RP to"</text:span><text:span text:style-name="T13">, </text:span><text:span text:style-name="T10">self</text:span><text:span text:style-name="T13">.RP )</text:span></text:p>
      <text:p text:style-name="P6"/>
      <text:p text:style-name="P2">    <text:span text:style-name="T10">def</text:span><text:span text:style-name="T13"> doOrders( self ):</text:span></text:p>
      <text:p text:style-name="P5"/>
      <text:p text:style-name="P2">        <text:span text:style-name="T13">print( </text:span><text:span text:style-name="T12">"Starting doOrders() for HD"</text:span><text:span text:style-name="T13">, </text:span><text:span text:style-name="T10">self</text:span><text:span text:style-name="T13">.HDID, </text:span><text:span text:style-name="T12">"at time"</text:span><text:span text:style-name="T13">, </text:span><text:span text:style-name="T10">self</text:span><text:span text:style-name="T13">.env.now )</text:span></text:p>
      <text:p text:style-name="P2">        </text:p>
      <text:p text:style-name="P2">        <text:span text:style-name="T16"># Keep processing orders until RP is reached</text:span></text:p>
      <text:p text:style-name="P2">        <text:span text:style-name="T10">while</text:span><text:span text:style-name="T13"> </text:span><text:span text:style-name="T10">not</text:span><text:span text:style-name="T13"> </text:span><text:span text:style-name="T10">self</text:span><text:span text:style-name="T13">.rpReached:</text:span></text:p>
      <text:p text:style-name="P6"/>
      <text:p text:style-name="P2">            <text:span text:style-name="T16"># orderCount should be in range [10,45] </text:span></text:p>
      <text:p text:style-name="P2">            <text:span text:style-name="T13">orderCount = int(np.random.uniform( </text:span><text:span text:style-name="T18">10</text:span><text:span text:style-name="T13">, </text:span><text:span text:style-name="T18">46</text:span><text:span text:style-name="T13"> ))</text:span></text:p>
      <text:p text:style-name="P6"/>
      <text:p text:style-name="P2">            <text:span text:style-name="T16"># Delay should be 1 or 2 T.U.</text:span></text:p>
      <text:p text:style-name="P2">            <text:span text:style-name="T10">yield</text:span><text:span text:style-name="T13"> env.timeout( int(np.random.uniform( </text:span><text:span text:style-name="T18">1</text:span><text:span text:style-name="T13">, </text:span><text:span text:style-name="T18">3</text:span><text:span text:style-name="T13"> )))</text:span></text:p>
      <text:p text:style-name="P2">            </text:p>
      <text:p text:style-name="P2">            <text:span text:style-name="T16"># Decrement inventory count</text:span></text:p>
      <text:p text:style-name="P2">            <text:span text:style-name="T10">self</text:span><text:span text:style-name="T13">.inventory_count -= orderCount</text:span><text:span text:style-name="T19">;</text:span></text:p>
      <text:p text:style-name="P2">            </text:p>
      <text:p text:style-name="P2">            <text:span text:style-name="T13">print( </text:span><text:span text:style-name="T12">"HD"</text:span><text:span text:style-name="T13">, </text:span><text:span text:style-name="T10">self</text:span><text:span text:style-name="T13">.HDID, </text:span><text:span text:style-name="T12">"Inventory level is"</text:span><text:span text:style-name="T13">, </text:span></text:p>
      <text:p text:style-name="P2">            <text:span text:style-name="T10">self</text:span><text:span text:style-name="T13">.inventory_count, </text:span><text:span text:style-name="T12">"at time"</text:span><text:span text:style-name="T13">, </text:span><text:span text:style-name="T10">self</text:span><text:span text:style-name="T13">.env.now )</text:span></text:p>
      <text:p text:style-name="P6"/>
      <text:p text:style-name="P2">            <text:span text:style-name="T10">if</text:span><text:span text:style-name="T13"> </text:span><text:span text:style-name="T10">self</text:span><text:span text:style-name="T13">.inventory_count &lt; </text:span><text:span text:style-name="T10">self</text:span><text:span text:style-name="T13">.RP:</text:span></text:p>
      <text:p text:style-name="P2">                <text:span text:style-name="T10">self</text:span><text:span text:style-name="T13">.rpReached = </text:span><text:span text:style-name="T10">True</text:span></text:p>
      <text:p text:style-name="P6"/>
      <text:p text:style-name="P2">        <text:span text:style-name="T16"># After the loop is complete!</text:span></text:p>
      <text:p text:style-name="P2">        <text:span text:style-name="T13">print( </text:span><text:span text:style-name="T12">"Finished HD"</text:span><text:span text:style-name="T13">, </text:span><text:span text:style-name="T10">self</text:span><text:span text:style-name="T13">.HDID, </text:span></text:p>
      <text:p text:style-name="P2">                <text:span text:style-name="T12">"at time"</text:span><text:span text:style-name="T13">, </text:span><text:span text:style-name="T10">self</text:span><text:span text:style-name="T13">.env.now, </text:span></text:p>
      <text:p text:style-name="P2">                <text:span text:style-name="T12">"with inventory of"</text:span><text:span text:style-name="T13">, </text:span><text:span text:style-name="T10">self</text:span><text:span text:style-name="T13">.inventory_count )</text:span></text:p>
      <text:p text:style-name="P6"/>
      <text:p text:style-name="P5"><text:soft-page-break/># Start this for real now</text:p>
      <text:p text:style-name="P1">w = Warehouse( env, <text:span text:style-name="T11">'WH1'</text:span> )</text:p>
      <text:p text:style-name="P6"/>
      <text:p text:style-name="P5"># Create 3 HD instances (Home Depot)</text:p>
      <text:p text:style-name="P1">print( <text:span text:style-name="T11">"Creating 3 HD Stores"</text:span> )</text:p>
      <text:p text:style-name="P1">storeList = []</text:p>
      <text:p text:style-name="P6"/>
      <text:p text:style-name="P5"># initialize the stores</text:p>
      <text:p text:style-name="P1"><text:span text:style-name="T9">for</text:span> i <text:span text:style-name="T9">in</text:span> range( <text:span text:style-name="T17">0</text:span>, w.numberOfHD ):</text:p>
      <text:p text:style-name="P2">    <text:span text:style-name="T13">storeList.append( HD( env, i+</text:span><text:span text:style-name="T18">1</text:span><text:span text:style-name="T13">, </text:span><text:span text:style-name="T18">200</text:span><text:span text:style-name="T13">, </text:span><text:span text:style-name="T18">50</text:span><text:span text:style-name="T13"> ) )</text:span></text:p>
      <text:p text:style-name="P6"/>
      <text:p text:style-name="P5"># now to create a pfList</text:p>
      <text:p text:style-name="P1">pfList = []</text:p>
      <text:p text:style-name="P6"/>
      <text:p text:style-name="P5"># Schedule an execution</text:p>
      <text:p text:style-name="P1"><text:span text:style-name="T9">for</text:span> i <text:span text:style-name="T9">in</text:span> range( <text:span text:style-name="T17">0</text:span>, w.numberOfHD ):</text:p>
      <text:p text:style-name="P2">    <text:span text:style-name="T13">pfList.append( env.process( storeList[i].doOrders() ) )</text:span></text:p>
      <text:p text:style-name="P6"/>
      <text:p text:style-name="P5"># Run the execution</text:p>
      <text:p text:style-name="P1">env.run()</text:p>
      <text:p text:style-name="P6"/>
      <text:p text:style-name="P1">print( <text:span text:style-name="T11">"Finished run at model time"</text:span>, env.now )</text:p>
      <text:p text:style-name="P1"/>
      <text:p text:style-name="P12"/>
      <text:p text:style-name="P8"><text:span text:style-name="T3">2) </text:span><text:span text:style-name="T5">Handin 2: </text:span><text:span text:style-name="T3">Output from runs with 2 different seeds</text:span></text:p>
      <text:p text:style-name="P13">a)</text:p>
      <text:p text:style-name="P17"><text:span text:style-name="T7">======= RESTART: /gaia/class/student/</text:span><text:span text:style-name="T8">studentl</text:span><text:span text:style-name="T7">/Homework4_CSC148_f19.py =======</text:span></text:p>
      <text:p text:style-name="P14">Running class Warehouse __init__ fcn at time 0 for Warehouse WH1 // Numpy seed is 420691</text:p>
      <text:p text:style-name="P14">Creating 3 HD Stores</text:p>
      <text:p text:style-name="P14">Running class HD 1 __init__ fcn at time 0 Setting inventory to 200 and RP to 50</text:p>
      <text:p text:style-name="P14">Running class HD 2 __init__ fcn at time 0 Setting inventory to 200 and RP to 50</text:p>
      <text:p text:style-name="P14">Running class HD 3 __init__ fcn at time 0 Setting inventory to 200 and RP to 50</text:p>
      <text:p text:style-name="P14">Starting doOrders() for HD 1 at time 0</text:p>
      <text:p text:style-name="P14">Starting doOrders() for HD 2 at time 0</text:p>
      <text:p text:style-name="P14">Starting doOrders() for HD 3 at time 0</text:p>
      <text:p text:style-name="P14"><text:soft-page-break/>HD 3 Inventory level is 172 at time 1</text:p>
      <text:p text:style-name="P14">HD 1 Inventory level is 176 at time 2</text:p>
      <text:p text:style-name="P14">HD 2 Inventory level is 179 at time 2</text:p>
      <text:p text:style-name="P14">HD 3 Inventory level is 131 at time 2</text:p>
      <text:p text:style-name="P14">HD 1 Inventory level is 156 at time 4</text:p>
      <text:p text:style-name="P14">HD 2 Inventory level is 147 at time 4</text:p>
      <text:p text:style-name="P14">HD 3 Inventory level is 117 at time 4</text:p>
      <text:p text:style-name="P14">HD 1 Inventory level is 133 at time 5</text:p>
      <text:p text:style-name="P14">HD 2 Inventory level is 117 at time 5</text:p>
      <text:p text:style-name="P14">HD 3 Inventory level is 97 at time 5</text:p>
      <text:p text:style-name="P14">HD 1 Inventory level is 96 at time 6</text:p>
      <text:p text:style-name="P14">HD 2 Inventory level is 94 at time 6</text:p>
      <text:p text:style-name="P14">HD 3 Inventory level is 52 at time 7</text:p>
      <text:p text:style-name="P14">HD 1 Inventory level is 75 at time 7</text:p>
      <text:p text:style-name="P14">HD 2 Inventory level is 58 at time 8</text:p>
      <text:p text:style-name="P14">HD 3 Inventory level is 30 at time 8</text:p>
      <text:p text:style-name="P14">Finished HD 3 at time 8 with inventory of 30</text:p>
      <text:p text:style-name="P14">HD 1 Inventory level is 41 at time 9</text:p>
      <text:p text:style-name="P14">Finished HD 1 at time 9 with inventory of 41</text:p>
      <text:p text:style-name="P14">HD 2 Inventory level is 30 at time 9</text:p>
      <text:p text:style-name="P14">Finished HD 2 at time 9 with inventory of 30</text:p>
      <text:p text:style-name="P14">Finished run at model time 9</text:p>
      <text:p text:style-name="P14">&gt;&gt;&gt; </text:p>
      <text:p text:style-name="P9"><text:span text:style-name="T4">b</text:span><text:span text:style-name="T3">)</text:span></text:p>
      <text:p text:style-name="P16">======= RESTART: /gaia/class/student/<text:span text:style-name="T22">studentl</text:span>/Homework4_CSC148_f19.py =======</text:p>
      <text:p text:style-name="P15">Running class Warehouse __init__ fcn at time 0 for Warehouse WH1 // Numpy seed is 698897</text:p>
      <text:p text:style-name="P15"><text:soft-page-break/>Creating 3 HD Stores</text:p>
      <text:p text:style-name="P15">Running class HD 1 __init__ fcn at time 0 Setting inventory to 200 and RP to 50</text:p>
      <text:p text:style-name="P15">Running class HD 2 __init__ fcn at time 0 Setting inventory to 200 and RP to 50</text:p>
      <text:p text:style-name="P15">Running class HD 3 __init__ fcn at time 0 Setting inventory to 200 and RP to 50</text:p>
      <text:p text:style-name="P15">Starting doOrders() for HD 1 at time 0</text:p>
      <text:p text:style-name="P15">Starting doOrders() for HD 2 at time 0</text:p>
      <text:p text:style-name="P15">Starting doOrders() for HD 3 at time 0</text:p>
      <text:p text:style-name="P15">HD 1 Inventory level is 190 at time 1</text:p>
      <text:p text:style-name="P15">HD 3 Inventory level is 188 at time 1</text:p>
      <text:p text:style-name="P15">HD 2 Inventory level is 166 at time 2</text:p>
      <text:p text:style-name="P15">HD 1 Inventory level is 152 at time 2</text:p>
      <text:p text:style-name="P15">HD 3 Inventory level is 146 at time 3</text:p>
      <text:p text:style-name="P15">HD 2 Inventory level is 133 at time 3</text:p>
      <text:p text:style-name="P15">HD 1 Inventory level is 115 at time 4</text:p>
      <text:p text:style-name="P15">HD 3 Inventory level is 126 at time 4</text:p>
      <text:p text:style-name="P15">HD 2 Inventory level is 98 at time 5</text:p>
      <text:p text:style-name="P15">HD 1 Inventory level is 77 at time 5</text:p>
      <text:p text:style-name="P15">HD 3 Inventory level is 87 at time 6</text:p>
      <text:p text:style-name="P15">HD 1 Inventory level is 54 at time 6</text:p>
      <text:p text:style-name="P15">HD 2 Inventory level is 87 at time 7</text:p>
      <text:p text:style-name="P15">HD 3 Inventory level is 55 at time 7</text:p>
      <text:p text:style-name="P15">HD 1 Inventory level is 29 at time 8</text:p>
      <text:p text:style-name="P15">Finished HD 1 at time 8 with inventory of 29</text:p>
      <text:p text:style-name="P15">HD 3 Inventory level is 11 at time 8</text:p>
      <text:p text:style-name="P15">Finished HD 3 at time 8 with inventory of 11</text:p>
      <text:p text:style-name="P15">HD 2 Inventory level is 57 at time 9</text:p>
      <text:p text:style-name="P15"><text:soft-page-break/>HD 2 Inventory level is 20 at time 10</text:p>
      <text:p text:style-name="P15">Finished HD 2 at time 10 with inventory of 20</text:p>
      <text:p text:style-name="P15">Finished run at model time 10</text:p>
      <text:p text:style-name="P15">&gt;&gt;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8613c"/>
    </style:style>
    <style:style style:name="MT1" style:family="text">
      <style:text-properties officeooo:rsid="00edb19b"/>
    </style:style>
    <style:style style:name="MT2" style:family="text">
      <style:text-properties officeooo:rsid="0008613c"/>
    </style:style>
    <style:style style:name="MT3" style:family="text">
      <style:text-properties officeooo:rsid="00de0824"/>
    </style:style>
    <style:style style:name="MT4" style:family="text">
      <style:text-properties officeooo:rsid="001dde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udent</text:span><text:span text:style-name="MT2"><text:tab/>CSC 148<text:tab/>Homework </text:span><text:span text:style-name="MT3">4</text:span></text:p>
      </style:header>
      <style:footer>
        <text:p text:style-name="Footer"><text:tab/><text:tab/><text:span text:style-name="MT4">Page </text:span><text:span text:style-name="MT4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1T10:07:05.047000000</meta:creation-date>
    <dc:date>2021-03-08T10:24:56.439199083</dc:date>
    <meta:editing-duration>PT11H2M24S</meta:editing-duration>
    <meta:editing-cycles>202</meta:editing-cycles>
    <meta:generator>LibreOffice/6.4.6.2$Linux_X86_64 LibreOffice_project/40$Build-2</meta:generator>
    <meta:print-date>2019-10-21T19:02:04.588000000</meta:print-date>
    <meta:document-statistic meta:table-count="0" meta:image-count="0" meta:object-count="0" meta:page-count="6" meta:paragraph-count="155" meta:word-count="1008" meta:character-count="5737" meta:non-whitespace-character-count="4408"/>
  </office:meta>
</office:document-meta>
</file>